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Arial Black" svg:font-family="'Arial Black'"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Black1" svg:font-family="'Arial Black'"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paragraph-properties>
        <style:tab-stops>
          <style:tab-stop style:position="0.7874in"/>
        </style:tab-stops>
      </style:paragraph-properties>
    </style:style>
    <style:style style:name="P2" style:family="paragraph" style:parent-style-name="Standard" style:list-style-name="WWNum2">
      <style:paragraph-properties fo:margin-left="0.5in" fo:margin-right="0in" fo:margin-top="0in" fo:margin-bottom="0in" loext:contextual-spacing="false" fo:line-height="100%" fo:text-align="justify" style:justify-single-word="false" fo:keep-together="auto" fo:orphans="2" fo:widows="2" fo:text-indent="-0.25in" style:auto-text-indent="false" fo:padding="0in" fo:border="none" fo:keep-with-next="auto">
        <style:tab-stops>
          <style:tab-stop style:position="0.7874in"/>
        </style:tab-stops>
      </style:paragraph-properties>
    </style:style>
    <style:style style:name="P3" style:family="paragraph" style:parent-style-name="Standard" style:list-style-name="WWNum1">
      <style:paragraph-properties fo:margin-left="0.5in" fo:margin-right="0in" fo:margin-top="0in" fo:margin-bottom="0in" loext:contextual-spacing="false" fo:line-height="100%" fo:text-align="justify" style:justify-single-word="false" fo:keep-together="auto" fo:orphans="2" fo:widows="2" fo:text-indent="-0.25in" style:auto-text-indent="false" fo:padding="0in" fo:border="none" fo:keep-with-next="auto"/>
    </style:style>
    <style:style style:name="P4" style:family="paragraph" style:parent-style-name="Standard">
      <style:paragraph-properties fo:margin-left="0.25in" fo:margin-right="0in" fo:text-indent="0in" style:auto-text-indent="false"/>
    </style:style>
    <style:style style:name="P5" style:family="paragraph" style:parent-style-name="Standard">
      <style:paragraph-properties fo:margin-left="0.25in" fo:margin-right="0in" fo:text-indent="0in" style:auto-text-indent="false"/>
      <style:text-properties fo:color="#000000"/>
    </style:style>
    <style:style style:name="P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P7" style:family="paragraph" style:parent-style-name="Standard">
      <style:paragraph-properties fo:margin-left="-0.5909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P8" style:family="paragraph" style:parent-style-name="Standard" style:master-page-name="First_20_Page">
      <style:paragraph-properties fo:text-align="center" style:justify-single-word="false" style:page-number="1">
        <style:tab-stops>
          <style:tab-stop style:position="0.7874in"/>
        </style:tab-stops>
      </style:paragraph-properties>
    </style:style>
    <style:style style:name="T1" style:family="text">
      <style:text-properties style:font-name="Arial Black" fo:font-size="15pt" fo:font-weight="bold" style:font-name-asian="Arial Black1" style:font-size-asian="15pt" style:font-weight-asian="bold" style:font-name-complex="Arial Black1" style:font-size-complex="15pt"/>
    </style:style>
    <style:style style:name="T2" style:family="text">
      <style:text-properties style:font-name="Arial Black" fo:font-size="12pt" style:font-name-asian="Arial Black1" style:font-size-asian="12pt" style:font-name-complex="Arial Black1" style:font-size-complex="12pt"/>
    </style:style>
    <style:style style:name="T3" style:family="text">
      <style:text-properties fo:font-weight="bold" style:font-weight-asian="bold"/>
    </style:style>
    <style:style style:name="T4" style:family="text">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T5" style:family="text">
      <style:text-properties fo:font-variant="normal" fo:text-transform="none" fo:color="#000000" style:text-line-through-style="none" style:text-line-through-type="none" style:text-position="0% 100%" style:font-name="Arial" fo:font-size="9pt" fo:font-style="normal" style:text-underline-style="none" fo:font-weight="bold" style:font-name-asian="Arial1" style:font-size-asian="9pt" style:font-style-asian="normal" style:font-weight-asian="bold" style:font-name-complex="Arial1" style:font-size-complex="9pt"/>
    </style:style>
    <style:style style:name="T6" style:family="text">
      <style:text-properties fo:font-variant="normal" fo:text-transform="none" fo:color="#000000" style:text-line-through-style="none" style:text-line-through-type="none" style:text-position="0% 100%" fo:font-size="9pt" fo:font-style="normal" style:text-underline-style="none" fo:font-weight="normal" style:font-size-asian="9pt" style:font-style-asian="normal" style:font-weight-asian="normal" style:font-size-complex="9pt"/>
    </style:style>
    <style:style style:name="T7" style:family="text">
      <style:text-properties fo:font-variant="normal" fo:text-transform="none" fo:color="#0000ff" style:text-line-through-style="none" style:text-line-through-type="none" style:text-position="0% 100%" style:font-name="Arial" fo:font-size="9pt" fo:font-style="normal" style:text-underline-style="solid" style:text-underline-width="auto" style:text-underline-color="font-color" fo:font-weight="normal" style:font-name-asian="Arial1" style:font-size-asian="9pt" style:font-style-asian="normal" style:font-weight-asian="normal" style:font-name-complex="Arial1" style:font-size-complex="9pt"/>
    </style:style>
    <style:style style:name="T8" style:family="text">
      <style:text-properties fo:font-style="italic" style:font-style-asian="italic"/>
    </style:style>
    <style:style style:name="T9" style:family="text">
      <style:text-properties style:text-position="super 58%"/>
    </style:style>
    <style:style style:name="T10"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Bilan du projet « Data For Good – OCO2 »</text:span></text:p>
      <text:p text:style-name="P1"/>
      <text:p text:style-name="P1"><text:span text:style-name="T3">Liens utiles</text:span> : </text:p>
      <text:list xml:id="list3848946952" text:style-name="WWNum2">
        <text:list-item>
          <text:p text:style-name="P2"><text:span text:style-name="T4">Site du projet : </text:span><text:a xlink:type="simple" xlink:href="http://oco2.courty.fr/" text:style-name="ListLabel_20_19" text:visited-style-name="ListLabel_20_19"><text:span text:style-name="T7">http://oco2.courty.fr/</text:span></text:a></text:p>
        </text:list-item>
        <text:list-item>
          <text:p text:style-name="P2"><text:span text:style-name="T4">Dépôt Github : </text:span><text:a xlink:type="simple" xlink:href="https://github.com/dataforgoodfr/batch7_satellite_ges" text:style-name="ListLabel_20_19" text:visited-style-name="ListLabel_20_19"><text:span text:style-name="T7">https://github.com/dataforgoodfr/batch7_satellite_ges</text:span></text:a></text:p>
        </text:list-item>
        <text:list-item>
          <text:p text:style-name="P2"><text:span text:style-name="T4">Vidéo de présentation :</text:span><text:a xlink:type="simple" xlink:href="https://www.youtube.com/watch?v=ac-6ZKhDp-k&amp;feature=youtu.be" text:style-name="ListLabel_20_19" text:visited-style-name="ListLabel_20_19"><text:span text:style-name="T7">https://www.youtube.com/watch?v=ac-6ZKhDp-k&amp;feature=youtu.be</text:span></text:a></text:p>
        </text:list-item>
      </text:list>
      <text:p text:style-name="P1"/>
      <text:p text:style-name="Standard"/>
      <text:p text:style-name="Standard"><text:span text:style-name="T2">Définition du projet</text:span></text:p>
      <text:p text:style-name="Standard">La comptabilité des émissions de gaz à effet de serre repose, aujourd’hui, principalement sur une modélisation des processus émetteurs (combustion d’énergies fossiles, changement d’usages des sols) et des appareils statistiques adaptés à la quantification de ces processus. Contrairement à certains polluants atmosphériques, la mesure des émissions n’est donc pas réalisée par une mesure physique directe de la présence de gaz – cela est notamment dû au fait que les gaz à effet de serre ont une longue durée de vie dans l’atmosphère. Par conséquent, la comptabilité actuelle peut être difficile à spatialiser, dès lors que les statistiques locales précises font défaut.</text:p>
      <text:p text:style-name="Standard"/>
      <text:p text:style-name="Standard">Des possibilités de télédétection nouvelles sont apparues avec le lancement de satellites dédiés à l’observation de gaz à effet de serre, dont GOSAT et OCO-2 pour le dioxyde de carbone. Bien que principalement dédiés à l’observation du cycle du carbone mondial, en mesurant des <text:span text:style-name="T8">concentrations </text:span>de gaz à effet de serre, les travaux en <text:span text:style-name="T3">modélisation inverse</text:span> visent à utiliser les anomalies et pics dans les profils de concentrations pour estimer des <text:span text:style-name="T8">émissions</text:span> localisées à la surface terrestre.</text:p>
      <text:p text:style-name="Standard"/>
      <text:p text:style-name="Standard">Le projet visait d’une part à croiser les méthodes actuelles de modélisation inverse avec des méthodes statistiques issues du <text:span text:style-name="T8">machine learning</text:span>, et d’autre part à centraliser et harmoniser des données d’observation des gaz à effet de serre et des données d’inventaire dans une même interface de visualisation interactive. Le résultat a bien permis de faciliter l’exploration des données et généralisé les méthodes du LSCE, mais n’ont pas apporté de contribution scientifique nouvelle à ce jour.</text:p>
      <text:p text:style-name="Standard"/>
      <text:p text:style-name="Standard">L’équipe souligne que le projet était « ambitieux », « exploratoire », avec un « fort cadrage scientifique » et n’était pas directement adressé au « grand public » ; <text:s/>le haut niveau scientifique et la liberté d’exploration sont évalués positivement.</text:p>
      <text:p text:style-name="Standard"/>
      <text:p text:style-name="Standard"/>
      <text:p text:style-name="Standard"><text:span text:style-name="T2">Constitution du projet</text:span></text:p>
      <text:p text:style-name="Standard">La communauté Data For Good rassemble des bénévoles désireux de mettre leurs compétences en traitement et en analyse de données au service de projets d’intérêt général. L’association propose chaque année deux sessions d’accélération de projets de trois mois. Ceux-ci sont sélectionnés après appel à contributions par l’association, puis présentés à la communauté pour constituer des équipes dédiées.</text:p>
      <text:p text:style-name="Standard">La communauté DFG est identifiée comme un point très positif pour l’équipe, qui en souligne la grande ouverture et la possibilité de s’investir sur de nouveaux projets régulièrement. </text:p>
      <text:p text:style-name="P4"/>
      <text:p text:style-name="Standard">La septième saison de Data For Good, dédiée aux thématiques écologiques, a fait l’objet d’un partenariat avec le Ministère de la Transition écologique et solidaire (MTES). La saison était ainsi sous parrainage de la Secrétaire d’état Brune Poirson, et le MTES – par l’intermédiaire de l’Ecolab – a proposé trois projets issus de son administration et de son réseau scientifique et technique. </text:p>
      <text:p text:style-name="Standard">Le projet a émergé lors des échanges entre l’Ecolab, la DGEC et l’IGN menés au sein de l’Ecolab lors de la matinée de réflexions du 13 février 2020, puis a été validé le 17 février pour une présentation devant les bénévoles le 1<text:span text:style-name="T9">er</text:span> mars. Ces délais restreints ont renforcé certaines faiblesses du projet : livrables et faisabilité initialement peu définis et manque de préparation de l’infrastructure. En particulier, une capacité d’hébergement des travaux aurait du pouvoir être proposée ; elle a été fournie par un bénévole, et le LSCE étudie aujourd’hui la possibilité d’en reprendre la charge. </text:p>
      <text:p text:style-name="P5"/>
      <text:p text:style-name="Standard"><text:soft-page-break/>La présentation du 1<text:span text:style-name="T9">er</text:span> mars a permis de constituer une équipe initiale de onze bénévoles. Le projet a connu longtemps un assez fort turnover : de nouveaux contributeurs ont rejoint le projet jusque dans les dernières semaines. 20 personnes ont contribué au total aux temps d’échanges (dont 17 bénévoles), 8 ont cessé de contribuer en cours de projet ; 6 ont contribué tout au long du projet. La technicité du sujet n’a pas facilité l’intégration de nouveaux venus en cours de route et a nécessité plusieurs récapitulatifs dans les premières semaines.</text:p>
      <text:p text:style-name="Standard">La composition de l’équipe est un point souligné comme très positif pour le projet : pour sa « bienveillance et sa patience», pour la « diversité des compétences », la « motivation » de ses membres, et sa « bonne ambiance ». </text:p>
      <text:p text:style-name="Standard">Les bénévoles formulaient en rejoignant le projet le souhait qu’il leur permette de « se former » à de nouveaux sujets et de nouvelles techniques et soulignent <text:span text:style-name="T8">a posteriori</text:span> que cela a effectivement été une force du projet.</text:p>
      <text:p text:style-name="P4"/>
      <text:p text:style-name="Standard">En plus de l’équipe bénévole, le projet a été accompagné par le Laboratoire des Sciences du Climat et de l’environnement, pour un soutien scientifique, par la Direction générale de l’énergie et du climat, porteuse du besoin de territorialisation des émissions de gaz à effet de serre, et par l’Institut national de l’information géographique et forestière, en soutien au pilotage du projet. Cet accompagnement, sous toutes ses formes, est salué par les bénévoles.</text:p>
      <text:p text:style-name="Standard"/>
      <text:p text:style-name="Standard"><text:span text:style-name="T2">Organisation du travail</text:span></text:p>
      <text:p text:style-name="Standard"/>
      <text:p text:style-name="Standard"><text:bookmark text:name="_gjdgxs"/>Le projet a été séparé dans les premières semaines en plusieurs axes de travail impliquant différents bénévoles : l’acquisition des données satellites, la visualisation, la collecte de données d’inventaire, la reproduction des méthodes et résultats du LSCE, puis l’enrichissement de ces méthodes et le croisement avec les données d’inventaire. Si le travail est plutôt perçu comme « bien organisé », le découpage a parfois « manqué de lisibilité » et entraînant un « silotage » dommageable en milieu de projet.</text:p>
      <text:p text:style-name="Standard"/>
      <text:p text:style-name="Standard">Avant le confinement mi-mars, l’équipe se réunissait au Liberté Living Lab le mercredi soir dans le cadre du partenariat mis en place par Data For Good. Après le confinement, l’équipe s’est réunie deux fois par semaine (le mercredi soir et le dimanche matin) pour échanger sur le travail à faire ou organiser des sessions de code, souvent en binômes. Les échanges au quotidien se sont tenus sur le canal Slack mis à disposition par DFG. Le Trello n’a pas été tenu à jour après le premier mois.</text:p>
      <text:p text:style-name="Standard"/>
      <text:p text:style-name="Standard">Le code était centralisé sur un dépôt Github commun. La documentation des traitements et des sources de données a parfois manqué en cours de projet. </text:p>
      <text:p text:style-name="Standard"/>
      <text:p text:style-name="Standard"><text:span text:style-name="T2">Perspectives</text:span></text:p>
      <text:p text:style-name="Standard">Plusieurs axes de travail sont évoqués pour poursuivre le projet : </text:p>
      <text:list xml:id="list3234552522" text:style-name="WWNum1">
        <text:list-item>
          <text:p text:style-name="P3"><text:span text:style-name="T5">Mettre au propre l’existant</text:span><text:span text:style-name="T4"> : compléter la documentation pour permettre aux outils d’être utilisables par des non-contributeurs, valider avec le LSCE le pipeline de traitement des données, obtenir une solution d’hébergement pérenne…</text:span></text:p>
        </text:list-item>
        <text:list-item>
          <text:p text:style-name="P3"><text:span text:style-name="T5">Approfondir</text:span><text:span text:style-name="T4"> les traitements de données : continuer les expériences autour de détections de pics plus génériques, dresser des séries temporelles d’observations, des moyennes géographiques, pousser plus loin les croisements de données…</text:span></text:p>
        </text:list-item>
        <text:list-item>
          <text:p text:style-name="P3"><text:span text:style-name="T5">Valoriser</text:span><text:span text:style-name="T4"> </text:span><text:span text:style-name="T5">et communiquer sur</text:span><text:span text:style-name="T4"> le travail déjà mené : rédaction d’un blog-post Medium grand public, échanges avec la DGEC et le Citepa, diffusion plus large de la vidéo de présentation du Démo Da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Arial Black" svg:font-family="'Arial Black'"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Black1" svg:font-family="'Arial Black'"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9pt" fo:language="fr" fo:country="FR" style:letter-kerning="false" style:font-name-asian="Arial1" style:font-size-asian="9pt" style:language-asian="zh" style:country-asian="CN" style:font-name-complex="Arial1" style:font-size-complex="9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9pt" fo:language="fr" fo:country="FR" style:letter-kerning="false" style:font-name-asian="Arial1" style:font-size-asian="9pt" style:language-asian="zh" style:country-asian="CN" style:font-name-complex="Arial1" style:font-size-complex="9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in" loext:contextual-spacing="false" fo:line-height="100%" fo:text-indent="0in" style:auto-text-indent="false"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in" fo:margin-right="0in" fo:text-indent="0in" style:auto-text-indent="false" fo:keep-with-next="always"/>
      <style:text-properties fo:font-size="12pt" fo:font-style="italic" fo:font-weight="bold" style:font-size-asian="12pt" style:font-style-asian="italic" style:font-weight-asian="bold" style:font-size-complex="12pt"/>
    </style:style>
    <style:style style:name="Heading_20_3" style:display-name="Heading 3" style:family="paragraph" style:parent-style-name="normal" style:next-style-name="Standard" style:default-outline-level="" style:class="text">
      <style:paragraph-properties fo:margin-left="0in" fo:margin-right="0in" fo:margin-top="0.0835in" fo:margin-bottom="0in" loext:contextual-spacing="false" fo:line-height="100%" fo:text-indent="0in" style:auto-text-indent="false" fo:keep-with-next="always"/>
      <style:text-properties fo:font-size="10pt" fo:font-weight="bold" style:font-size-asian="10pt" style:font-weight-asian="bold" style:font-size-complex="10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keep-with-next="always"/>
      <style:text-properties style:font-name="Liberation Sans1" fo:font-family="'Liberation Sans'" style:font-family-generic="roman"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size="9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variant="normal" fo:text-transform="none" fo:color="#0000ff" style:text-line-through-style="none" style:text-line-through-type="none" style:text-position="0% 100%" style:font-name="Arial" fo:font-family="Arial" style:font-family-generic="roman" style:font-pitch="variable" fo:font-size="9pt" fo:font-style="normal" style:text-underline-style="solid" style:text-underline-width="auto" style:text-underline-color="font-color" fo:font-weight="normal"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MP2" style:family="paragraph" style:parent-style-name="Standard">
      <style:paragraph-properties fo:margin-left="-0.5909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page-layout style:name="Mpm1">
      <style:page-layout-properties fo:page-width="8.2681in" fo:page-height="11.6929in" style:num-format="1" style:print-orientation="portrait" fo:margin-top="0.7091in" fo:margin-bottom="0.3937in" fo:margin-left="1.3783in" fo:margin-right="1.3783in" style:writing-mode="lr-tb" style:layout-grid-color="#c0c0c0" style:layout-grid-lines="253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16in" style:dynamic-spacing="tru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8" meta:word-count="1118" meta:character-count="7140" meta:non-whitespace-character-count="6044"/>
    <meta:generator>LibreOfficeDev/6.0.5.2$Linux_X86_64 LibreOffice_project/</meta:generator>
  </office:meta>
</office:document-meta>
</file>